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233cm" style:rel-column-width="15772*"/>
    </style:style>
    <style:style style:name="Table2.B" style:family="table-column">
      <style:table-column-properties style:column-width="13.356cm" style:rel-column-width="4976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style:min-row-height="11.421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233cm" style:rel-column-width="15772*"/>
    </style:style>
    <style:style style:name="Table4.B" style:family="table-column">
      <style:table-column-properties style:column-width="13.356cm" style:rel-column-width="4976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4.233cm" style:rel-column-width="15772*"/>
    </style:style>
    <style:style style:name="Table6.B" style:family="table-column">
      <style:table-column-properties style:column-width="13.356cm" style:rel-column-width="49763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17.59cm" style:rel-column-width="65535*"/>
    </style:style>
    <style:style style:name="Table15.A1" style:family="table-cell">
      <style:table-cell-properties fo:padding="0.097cm" fo:border="0.002cm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4.233cm" style:rel-column-width="15772*"/>
    </style:style>
    <style:style style:name="Table16.B" style:family="table-column">
      <style:table-column-properties style:column-width="13.356cm" style:rel-column-width="49763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4.233cm" style:rel-column-width="15772*"/>
    </style:style>
    <style:style style:name="Table8.B" style:family="table-column">
      <style:table-column-properties style:column-width="13.356cm" style:rel-column-width="49763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4.233cm" style:rel-column-width="15772*"/>
    </style:style>
    <style:style style:name="Table10.B" style:family="table-column">
      <style:table-column-properties style:column-width="13.356cm" style:rel-column-width="49763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" style:family="table">
      <style:table-properties style:width="17.59cm" table:align="margins"/>
    </style:style>
    <style:style style:name="Table89.A" style:family="table-column">
      <style:table-column-properties style:column-width="17.59cm" style:rel-column-width="65535*"/>
    </style:style>
    <style:style style:name="Table89.A1" style:family="table-cell">
      <style:table-cell-properties fo:padding="0.097cm" fo:border="0.002cm solid #000000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4.233cm" style:rel-column-width="15772*"/>
    </style:style>
    <style:style style:name="Table90.B" style:family="table-column">
      <style:table-column-properties style:column-width="13.356cm" style:rel-column-width="49763*"/>
    </style:style>
    <style:style style:name="Table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0.B1" style:family="table-cell">
      <style:table-cell-properties fo:padding="0.097cm" fo:border="0.002cm solid #000000"/>
    </style:style>
    <style:style style:name="Table90.A2" style:family="table-cell">
      <style:table-cell-properties fo:padding="0.097cm" fo:border-left="0.002cm solid #000000" fo:border-right="none" fo:border-top="none" fo:border-bottom="0.002cm solid #000000"/>
    </style:style>
    <style:style style:name="Table9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17.59cm" style:rel-column-width="65535*"/>
    </style:style>
    <style:style style:name="Table11.A1" style:family="table-cell">
      <style:table-cell-properties fo:padding="0.097cm" fo:border="0.002cm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4.233cm" style:rel-column-width="15772*"/>
    </style:style>
    <style:style style:name="Table12.B" style:family="table-column">
      <style:table-column-properties style:column-width="13.356cm" style:rel-column-width="49763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17.59cm" style:rel-column-width="65535*"/>
    </style:style>
    <style:style style:name="Table13.A1" style:family="table-cell">
      <style:table-cell-properties fo:padding="0.097cm" fo:border="0.002cm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4.233cm" style:rel-column-width="15772*"/>
    </style:style>
    <style:style style:name="Table14.B" style:family="table-column">
      <style:table-column-properties style:column-width="13.356cm" style:rel-column-width="49763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17.59cm" style:rel-column-width="65535*"/>
    </style:style>
    <style:style style:name="Table17.A1" style:family="table-cell">
      <style:table-cell-properties fo:padding="0.097cm" fo:border="0.002cm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4.233cm" style:rel-column-width="15772*"/>
    </style:style>
    <style:style style:name="Table18.B" style:family="table-column">
      <style:table-column-properties style:column-width="13.356cm" style:rel-column-width="49763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17.59cm" style:rel-column-width="65535*"/>
    </style:style>
    <style:style style:name="Table19.A1" style:family="table-cell">
      <style:table-cell-properties fo:padding="0.097cm" fo:border="0.002cm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4.233cm" style:rel-column-width="15772*"/>
    </style:style>
    <style:style style:name="Table20.B" style:family="table-column">
      <style:table-column-properties style:column-width="13.356cm" style:rel-column-width="49763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B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17.59cm" style:rel-column-width="65535*"/>
    </style:style>
    <style:style style:name="Table21.A1" style:family="table-cell">
      <style:table-cell-properties fo:padding="0.097cm" fo:border="0.002cm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4.233cm" style:rel-column-width="15772*"/>
    </style:style>
    <style:style style:name="Table22.B" style:family="table-column">
      <style:table-column-properties style:column-width="13.356cm" style:rel-column-width="49763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B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3" style:family="table">
      <style:table-properties style:width="17.59cm" table:align="margins"/>
    </style:style>
    <style:style style:name="Table23.A" style:family="table-column">
      <style:table-column-properties style:column-width="17.59cm" style:rel-column-width="65535*"/>
    </style:style>
    <style:style style:name="Table23.A1" style:family="table-cell">
      <style:table-cell-properties fo:padding="0.097cm" fo:border="0.002cm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233cm" style:rel-column-width="15772*"/>
    </style:style>
    <style:style style:name="Table24.B" style:family="table-column">
      <style:table-column-properties style:column-width="13.356cm" style:rel-column-width="49763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B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none" fo:border-top="none" fo:border-bottom="0.002cm solid #000000"/>
    </style:style>
    <style:style style:name="Table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Preformatted_20_Text">
      <style:text-properties style:font-name="Liberation Serif" fo:font-size="12pt" style:font-size-asian="12pt" style:font-size-complex="12pt"/>
    </style:style>
    <style:style style:name="P7" style:family="paragraph" style:parent-style-name="Table_20_Contents">
      <style:text-properties style:text-underline-style="none" fo:font-weight="normal" style:font-weight-asian="normal" style:font-weight-complex="normal"/>
    </style:style>
    <style:style style:name="P8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tracten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Contract bij UC1:<text:span text:style-name="T2"> Nieuw spel starten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Name</text:p>
          </table:table-cell>
          <table:table-cell table:style-name="Table2.B1" office:value-type="string">
            <text:p text:style-name="Table_20_Contents">startSpel()</text:p>
          </table:table-cell>
        </table:table-row>
        <table:table-row>
          <table:table-cell table:style-name="Table2.A2" office:value-type="string">
            <text:p text:style-name="P1">Cross References</text:p>
          </table:table-cell>
          <table:table-cell table:style-name="Table2.B2" office:value-type="string">
            <text:p text:style-name="Table_20_Contents">UC1, SSD1, SSD2</text:p>
          </table:table-cell>
        </table:table-row>
        <table:table-row>
          <table:table-cell table:style-name="Table2.A2" office:value-type="string">
            <text:p text:style-name="P1">Pre-conditions</text:p>
          </table:table-cell>
          <table:table-cell table:style-name="Table2.B2" office:value-type="string">
            <text:p text:style-name="Table_20_Contents">Applicatie is opgestart en spel is geïnitialiseerd.</text:p>
          </table:table-cell>
        </table:table-row>
        <table:table-row table:style-name="Table2.4">
          <table:table-cell table:style-name="Table2.A2" office:value-type="string">
            <text:p text:style-name="P1">Post-conditions</text:p>
          </table:table-cell>
          <table:table-cell table:style-name="Table2.B2" office:value-type="string">
            <text:p text:style-name="P6">Wei, Stad, Klooster, Weg-instanties zijn aangemaakt (instance creation)</text:p>
            <text:p text:style-name="P6">Landsdeel-instanties zijn aangemaakt (instance creation, association formed</text:p>
            <text:p text:style-name="P6">(Wei, Stad, Klooster, Weg))</text:p>
            <text:p text:style-name="P6">Tafel is aangemaakt. (instance creation, attribute modification (Tafel.oogpunt))</text:p>
            <text:p text:style-name="P6">Tegel-instanties zijn aangemaakt. (instance creation, association formed</text:p>
            <text:p text:style-name="P6">(Landsdeel), attribute modification (Tegel.oriëntatie))</text:p>
            <text:p text:style-name="P6">Stapel tegels is aangemaakt. (instance creation, association formed (Tegel),</text:p>
            <text:p text:style-name="P6">attribute modification (Stapel.aantalTegels))</text:p>
            <text:p text:style-name="P6">Pion-instanties zijn aangemaakt. (instance creation)</text:p>
            <text:p text:style-name="P6">Speler-instanties zijn aangemaakt. (instance creation, association formed</text:p>
            <text:p text:style-name="P6">(Pion), attribute modification(Speler.naam, Speler.kleur, Speler.score))</text:p>
            <text:p text:style-name="P6">Meerdere Mens-instanties zijn aangemaakt. (instance creation, association formed (Speler))</text:p>
            <text:p text:style-name="P6">Meerdere AI-instanties zijn ingesteld. (instance creation, association formed</text:p>
            <text:p text:style-name="P6">(Speler), attribute modification (AI.niveau))</text:p>
            <text:p text:style-name="P6">Optie-instanties zijn aangemaakt (instance creation, attribute modification (Optie.waarde))</text:p>
            <text:p text:style-name="P6">Spel is aangemaakt met zijn instellingen. (instance creation, association formed (Optie), association formed (Stapel), association formed (Tafel),</text:p>
            <text:p text:style-name="P6">association formed (Speler))</text:p>
            <text:p text:style-name="P6">Een starttegel is gelegd. (association broken (Stapel), association formed (Tafel))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Contract bij UC1:<text:span text:style-name="T2"> Starttegel niet aanvaarden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Name</text:p>
          </table:table-cell>
          <table:table-cell table:style-name="Table4.B1" office:value-type="string">
            <text:p text:style-name="Table_20_Contents">aanvaardTegel(false)</text:p>
          </table:table-cell>
        </table:table-row>
        <table:table-row>
          <table:table-cell table:style-name="Table4.A2" office:value-type="string">
            <text:p text:style-name="P1">Cross References</text:p>
          </table:table-cell>
          <table:table-cell table:style-name="Table4.B2" office:value-type="string">
            <text:p text:style-name="Table_20_Contents">UC1, SSD1, SSD2</text:p>
          </table:table-cell>
        </table:table-row>
        <table:table-row>
          <table:table-cell table:style-name="Table4.A2" office:value-type="string">
            <text:p text:style-name="P1">Pre-conditions</text:p>
          </table:table-cell>
          <table:table-cell table:style-name="Table4.B2" office:value-type="string">
            <text:p text:style-name="Table_20_Contents">Spel is gestart, maar er is nog geen spelbeurt afgelegd.</text:p>
          </table:table-cell>
        </table:table-row>
        <table:table-row>
          <table:table-cell table:style-name="Table4.A2" office:value-type="string">
            <text:p text:style-name="P1">Post-conditions</text:p>
          </table:table-cell>
          <table:table-cell table:style-name="Table4.B2" office:value-type="string">
            <text:p text:style-name="Table_20_Contents">De huidige starttegel is teruggelegd in Stapel. (association broken (Tafel), association formed (Stapel))</text:p>
            <text:p text:style-name="Table_20_Contents">Een nieuwe starttegel is gelegd. (association broken (Stapel), association formed (Tafel)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2">Contract bij UC2:<text:span text:style-name="T2"> Beurt afleggen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Name</text:p>
          </table:table-cell>
          <table:table-cell table:style-name="Table6.B1" office:value-type="string">
            <text:p text:style-name="Table_20_Contents">vraagTegel()</text:p>
          </table:table-cell>
        </table:table-row>
        <table:table-row>
          <table:table-cell table:style-name="Table6.A2" office:value-type="string">
            <text:p text:style-name="P1">Cross References</text:p>
          </table:table-cell>
          <table:table-cell table:style-name="Table6.B2" office:value-type="string">
            <text:p text:style-name="Table_20_Contents">UC2, SSD3, SSD4, SSD5, SSD6</text:p>
          </table:table-cell>
        </table:table-row>
        <table:table-row>
          <table:table-cell table:style-name="Table6.A2" office:value-type="string">
            <text:p text:style-name="P1">Pre-conditions</text:p>
          </table:table-cell>
          <table:table-cell table:style-name="Table6.B2" office:value-type="string">
            <text:p text:style-name="Table_20_Contents">Spel is gestart en Speler is aan beurt.</text:p>
          </table:table-cell>
        </table:table-row>
        <table:table-row>
          <table:table-cell table:style-name="Table6.A2" office:value-type="string">
            <text:p text:style-name="P1">Post-conditions</text:p>
          </table:table-cell>
          <table:table-cell table:style-name="Table6.B2" office:value-type="string">
            <text:p text:style-name="Table_20_Contents">Stapel.aantalTegels is met 1 verminderd. (attribute modification)</text:p>
            <text:p text:style-name="Table_20_Contents">Speler heeft Tegel gekregen. (association broken (Stapel), association formed (Speler))</text:p>
          </table:table-cell>
        </table:table-row>
      </table:table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">Contract bij UC2:<text:span text:style-name="T2"> Beurt afleggen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">Name</text:p>
          </table:table-cell>
          <table:table-cell table:style-name="Table16.B1" office:value-type="string">
            <text:p text:style-name="Table_20_Contents">draaiTegel(richting)</text:p>
          </table:table-cell>
        </table:table-row>
        <table:table-row>
          <table:table-cell table:style-name="Table16.A2" office:value-type="string">
            <text:p text:style-name="P1">Cross References</text:p>
          </table:table-cell>
          <table:table-cell table:style-name="Table16.B2" office:value-type="string">
            <text:p text:style-name="Table_20_Contents">UC2, SSD5</text:p>
          </table:table-cell>
        </table:table-row>
        <table:table-row>
          <table:table-cell table:style-name="Table16.A2" office:value-type="string">
            <text:p text:style-name="P1">Pre-conditions</text:p>
          </table:table-cell>
          <table:table-cell table:style-name="Table16.B2" office:value-type="string">
            <text:p text:style-name="Table_20_Contents">Spel is gestart en Speler is aan beurt en Speler heeft tegel.</text:p>
          </table:table-cell>
        </table:table-row>
        <table:table-row>
          <table:table-cell table:style-name="Table16.A2" office:value-type="string">
            <text:p text:style-name="P1">Post-conditions</text:p>
          </table:table-cell>
          <table:table-cell table:style-name="Table16.B2" office:value-type="string">
            <text:p text:style-name="Table_20_Contents">Tegel.oriëntatie is veranderd conform de opgegeven richting. (attribute modification)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row>
          <table:table-cell table:style-name="Table7.A1" office:value-type="string">
            <text:p text:style-name="P2">Contract bij UC2:<text:span text:style-name="T2"> Beurt afleggen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Name</text:p>
          </table:table-cell>
          <table:table-cell table:style-name="Table8.B1" office:value-type="string">
            <text:p text:style-name="Table_20_Contents">plaatsTegel(tegel,plaats)</text:p>
          </table:table-cell>
        </table:table-row>
        <table:table-row>
          <table:table-cell table:style-name="Table8.A2" office:value-type="string">
            <text:p text:style-name="P1">Cross References</text:p>
          </table:table-cell>
          <table:table-cell table:style-name="Table8.B2" office:value-type="string">
            <text:p text:style-name="P7">UC2, SSD3, SSD4, SSD5, SSD6</text:p>
          </table:table-cell>
        </table:table-row>
        <table:table-row>
          <table:table-cell table:style-name="Table8.A2" office:value-type="string">
            <text:p text:style-name="P1">Pre-conditions</text:p>
          </table:table-cell>
          <table:table-cell table:style-name="Table8.B2" office:value-type="string">
            <text:p text:style-name="Table_20_Contents">Spel is gestart en Speler is aan beurt en Speler heeft tegel. </text:p>
            <text:p text:style-name="Table_20_Contents">Plaats is geldig voor Tegel.</text:p>
          </table:table-cell>
        </table:table-row>
        <table:table-row>
          <table:table-cell table:style-name="Table8.A2" office:value-type="string">
            <text:p text:style-name="P1">Post-conditions</text:p>
          </table:table-cell>
          <table:table-cell table:style-name="Table8.B2" office:value-type="string">
            <text:p text:style-name="Table_20_Contents">Tegel is gelegd op Tafel. (<text:bookmark-start text:name="DDE_LINK121"/>association broken (<text:bookmark-end text:name="DDE_LINK121"/>Speler), association formed (Tafel))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2">Contract bij UC3:<text:span text:style-name="T1"> </text:span><text:span text:style-name="T2">Een pion plaatsen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Name</text:p>
          </table:table-cell>
          <table:table-cell table:style-name="Table10.B1" office:value-type="string">
            <text:p text:style-name="Table_20_Contents">plaatsPion(landsdeel)</text:p>
          </table:table-cell>
        </table:table-row>
        <table:table-row>
          <table:table-cell table:style-name="Table10.A2" office:value-type="string">
            <text:p text:style-name="P1">Cross References</text:p>
          </table:table-cell>
          <table:table-cell table:style-name="Table10.B2" office:value-type="string">
            <text:p text:style-name="P7">UC2, UC3, SSD3, SSD4, SSD5, SSD6</text:p>
          </table:table-cell>
        </table:table-row>
        <table:table-row>
          <table:table-cell table:style-name="Table10.A2" office:value-type="string">
            <text:p text:style-name="P1">Pre-conditions</text:p>
          </table:table-cell>
          <table:table-cell table:style-name="Table10.B2" office:value-type="string">
            <text:p text:style-name="Table_20_Contents">Spel is gestart en Speler is aan beurt en Speler heeft Tegel gelegd.</text:p>
            <text:p text:style-name="Table_20_Contents">Pion kan op het gewenste landsdeel staan.</text:p>
          </table:table-cell>
        </table:table-row>
        <table:table-row>
          <table:table-cell table:style-name="Table10.A2" office:value-type="string">
            <text:p text:style-name="P1">Post-conditions</text:p>
          </table:table-cell>
          <table:table-cell table:style-name="Table10.B2" office:value-type="string">
            <text:p text:style-name="Table_20_Contents">Pion is op een landsdeel gelegd. (association formed (Landsdeel))</text:p>
          </table:table-cell>
        </table:table-row>
      </table:table>
      <text:p text:style-name="Standard"/>
      <table:table table:name="Table89" table:style-name="Table89">
        <table:table-column table:style-name="Table89.A"/>
        <table:table-row>
          <table:table-cell table:style-name="Table89.A1" office:value-type="string">
            <text:p text:style-name="P2">Contract bij UC4:<text:span text:style-name="T1"> </text:span><text:span text:style-name="T2">Een pion terugnemen</text:span></text:p>
          </table:table-cell>
        </table:table-row>
      </table:table>
      <table:table table:name="Table90" table:style-name="Table90">
        <table:table-column table:style-name="Table90.A"/>
        <table:table-column table:style-name="Table90.B"/>
        <table:table-row>
          <table:table-cell table:style-name="Table90.A1" office:value-type="string">
            <text:p text:style-name="P1">Name</text:p>
          </table:table-cell>
          <table:table-cell table:style-name="Table90.B1" office:value-type="string">
            <text:p text:style-name="Table_20_Contents">neemPionTerug(landsdeel)</text:p>
          </table:table-cell>
        </table:table-row>
        <table:table-row>
          <table:table-cell table:style-name="Table90.A2" office:value-type="string">
            <text:p text:style-name="P1">Cross References</text:p>
          </table:table-cell>
          <table:table-cell table:style-name="Table90.B2" office:value-type="string">
            <text:p text:style-name="P7">UC2, UC3, UC4, SSD6</text:p>
          </table:table-cell>
        </table:table-row>
        <table:table-row>
          <table:table-cell table:style-name="Table90.A2" office:value-type="string">
            <text:p text:style-name="P1">Pre-conditions</text:p>
          </table:table-cell>
          <table:table-cell table:style-name="Table90.B2" office:value-type="string">
            <text:p text:style-name="Table_20_Contents">Spel is gestart en Speler is aan beurt en Speler heeft tegel gelegd en ooit eens een pion gezet. Een pion kan teruggenomen worden.</text:p>
          </table:table-cell>
        </table:table-row>
        <table:table-row>
          <table:table-cell table:style-name="Table90.A2" office:value-type="string">
            <text:p text:style-name="P1">Post-conditions</text:p>
          </table:table-cell>
          <table:table-cell table:style-name="Table90.B2" office:value-type="string">
            <text:p text:style-name="Table_20_Contents">Pion is teruggenomen. (association broken (Landsdeel))</text:p>
            <text:p text:style-name="Table_20_Contents">Speler.score werd aangepast. (attribute modification)</text:p>
            <text:p text:style-name="Table_20_Contents"/>
          </table:table-cell>
        </table:table-row>
      </table:table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p text:style-name="P2">Contract bij UC5:<text:span text:style-name="T2"> Opties instellen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">Name</text:p>
          </table:table-cell>
          <table:table-cell table:style-name="Table12.B1" office:value-type="string">
            <text:p text:style-name="Table_20_Contents">veranderOptie(optie, value)</text:p>
          </table:table-cell>
        </table:table-row>
        <table:table-row>
          <table:table-cell table:style-name="Table12.A2" office:value-type="string">
            <text:p text:style-name="P1">Cross References</text:p>
          </table:table-cell>
          <table:table-cell table:style-name="Table12.B2" office:value-type="string">
            <text:p text:style-name="Table_20_Contents">UC4, UC2 en SSD8</text:p>
          </table:table-cell>
        </table:table-row>
        <table:table-row>
          <table:table-cell table:style-name="Table12.A2" office:value-type="string">
            <text:p text:style-name="P1">Pre-conditions</text:p>
          </table:table-cell>
          <table:table-cell table:style-name="Table12.B2" office:value-type="string">
            <text:p text:style-name="Table_20_Contents">De applicatie is opgestart en de opties zijn bekend.</text:p>
          </table:table-cell>
        </table:table-row>
        <table:table-row>
          <table:table-cell table:style-name="Table12.A2" office:value-type="string">
            <text:p text:style-name="P1">Post-conditions</text:p>
          </table:table-cell>
          <table:table-cell table:style-name="Table12.B2" office:value-type="string">
            <text:p text:style-name="Table_20_Contents">De veranderingen werden toegepast op het huidige spel en de daaropvolgende spellen. (attribute modification (Optie.waarde))</text:p>
          </table:table-cell>
        </table:table-row>
      </table:table>
      <text:p text:style-name="Standard"/>
      <text:p text:style-name="Standard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">Contract bij UC5:<text:span text:style-name="T2"> Help vragen</text:span>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">Name</text:p>
          </table:table-cell>
          <table:table-cell table:style-name="Table24.B1" office:value-type="string">
            <text:p text:style-name="Table_20_Contents"><text:s/>vraagHelp()</text:p>
          </table:table-cell>
        </table:table-row>
        <table:table-row>
          <table:table-cell table:style-name="Table24.A2" office:value-type="string">
            <text:p text:style-name="P1">Cross References</text:p>
          </table:table-cell>
          <table:table-cell table:style-name="Table24.B2" office:value-type="string">
            <text:p text:style-name="Table_20_Contents">UC5, SSD7</text:p>
          </table:table-cell>
        </table:table-row>
        <table:table-row>
          <table:table-cell table:style-name="Table24.A2" office:value-type="string">
            <text:p text:style-name="P1">Pre-conditions</text:p>
          </table:table-cell>
          <table:table-cell table:style-name="Table24.B2" office:value-type="string">
            <text:p text:style-name="Table_20_Contents">De help is opgestart en de speler wenst informatie over een bepaald onderwerp.</text:p>
          </table:table-cell>
        </table:table-row>
        <table:table-row>
          <table:table-cell table:style-name="Table24.A2" office:value-type="string">
            <text:p text:style-name="P1">Post-conditions</text:p>
          </table:table-cell>
          <table:table-cell table:style-name="Table24.B2" office:value-type="string">
            <text:p text:style-name="Table_20_Contents">De speler heeft zijn informatie gekregen (instance creation)</text:p>
          </table:table-cell>
        </table:table-row>
      </table:table>
      <text:p text:style-name="Standard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">Contract bij UC6:<text:span text:style-name="T2"> Laden</text:span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Name</text:p>
          </table:table-cell>
          <table:table-cell table:style-name="Table14.B1" office:value-type="string">
            <text:p text:style-name="Table_20_Contents">startLaden()</text:p>
          </table:table-cell>
        </table:table-row>
        <table:table-row>
          <table:table-cell table:style-name="Table14.A2" office:value-type="string">
            <text:p text:style-name="P1">Cross References</text:p>
          </table:table-cell>
          <table:table-cell table:style-name="Table14.B2" office:value-type="string">
            <text:p text:style-name="Table_20_Contents">UC5, UC2 en SSD10</text:p>
          </table:table-cell>
        </table:table-row>
        <table:table-row>
          <table:table-cell table:style-name="Table14.A2" office:value-type="string">
            <text:p text:style-name="P1">Pre-conditions</text:p>
          </table:table-cell>
          <table:table-cell table:style-name="Table14.B2" office:value-type="string">
            <text:p text:style-name="Table_20_Contents">Een spel is gestart en speler wil spel laden en het bestand is geldig.</text:p>
          </table:table-cell>
        </table:table-row>
        <table:table-row>
          <table:table-cell table:style-name="Table14.A2" office:value-type="string">
            <text:p text:style-name="P1">Post-conditions</text:p>
          </table:table-cell>
          <table:table-cell table:style-name="Table14.B2" office:value-type="string">
            <text:p text:style-name="P6">Wei, Stad, Klooster, Weg-instanties zijn aangemaakt (instance creation)</text:p>
            <text:p text:style-name="P6">Landsdeel-instanties zijn aangemaakt (instance creation, association formed</text:p>
            <text:p text:style-name="P6">(Wei, Stad, Klooster, Weg))</text:p>
            <text:p text:style-name="P6">Tafel is aangemaakt. (instance creation, attribute modification (Tafel.oogpunt))</text:p>
            <text:p text:style-name="P6">Tegel-instanties zijn aangemaakt. (instance creation, association formed</text:p>
            <text:p text:style-name="P6">(Landsdeel), attribute modification (Tegel.oriëntatie))</text:p>
            <text:p text:style-name="P6">Stapel tegels is aangemaakt. (instance creation, association formed (Tegel),</text:p>
            <text:p text:style-name="P6">attribute modification (Stapel.aantalTegels))</text:p>
            <text:p text:style-name="P6">Pion-instanties zijn aangemaakt. (instance creation)</text:p>
            <text:p text:style-name="P6">Speler-instanties zijn aangemaakt. (instance creation, association formed</text:p>
            <text:p text:style-name="P6">(Pion), attribute modification(Speler.naam, Speler.kleur, Speler.score))</text:p>
            <text:p text:style-name="P6">Meerdere Mens-instanties zijn aangemaakt. (instance creation, association formed (Speler))</text:p>
            <text:p text:style-name="P6">Meerdere AI-instanties zijn ingesteld. (instance creation, association formed</text:p>
            <text:p text:style-name="P6">(Speler), attribute modification (AI.niveau))</text:p>
            <text:p text:style-name="P6">Optie-instanties zijn aangemaakt (instance creation, attribute modification (Optie.waarde))</text:p>
            <text:p text:style-name="P6">Spel is aangemaakt met zijn instellingen. (instance creation, association formed (Optie), association formed (Stapel), association formed (Tafel),</text:p>
            <text:p text:style-name="P6">association formed (Speler))</text:p>
            <text:p text:style-name="P6"/>
            <text:p text:style-name="P3">Spel is gelinkt aan Bestand. (association formed (Spel &lt;-&gt; Bestand))</text:p>
            <text:p text:style-name="Table_20_Contents">Tegels zijn gelegd. (association formed (Tafel))</text:p>
            <text:p text:style-name="Table_20_Contents"><text:soft-page-break/>Pionnen zijn geplaatst op landsdelen. (association formed (Pion &lt;-&gt; Landsdeel))</text:p>
            <text:p text:style-name="Table_20_Contents">Speler.score-waarden zijn aangepast. (attribute modification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">Contract bij UC8:<text:span text:style-name="T2"> Opslaan</text:span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">Name</text:p>
          </table:table-cell>
          <table:table-cell table:style-name="Table18.B1" office:value-type="string">
            <text:p text:style-name="Table_20_Contents">startOpslaan()</text:p>
          </table:table-cell>
        </table:table-row>
        <table:table-row>
          <table:table-cell table:style-name="Table18.A2" office:value-type="string">
            <text:p text:style-name="P1">Cross References</text:p>
          </table:table-cell>
          <table:table-cell table:style-name="Table18.B2" office:value-type="string">
            <text:p text:style-name="Table_20_Contents">UC6, UC2 en SSD9</text:p>
          </table:table-cell>
        </table:table-row>
        <table:table-row>
          <table:table-cell table:style-name="Table18.A2" office:value-type="string">
            <text:p text:style-name="P1">Pre-conditions</text:p>
          </table:table-cell>
          <table:table-cell table:style-name="Table18.B2" office:value-type="string">
            <text:p text:style-name="Table_20_Contents">Een spel is bezig en Speler wil spel opslaan en de bestandsnaam is geldig.</text:p>
          </table:table-cell>
        </table:table-row>
        <table:table-row>
          <table:table-cell table:style-name="Table18.A2" office:value-type="string">
            <text:p text:style-name="P1">Post-conditions</text:p>
          </table:table-cell>
          <table:table-cell table:style-name="Table18.B2" office:value-type="string">
            <text:p text:style-name="Table_20_Contents">Bestand dat het spel bevat werd aangemaakt. (instance creation, association formed (Bestand &lt;-&gt; Spel), attribute modification (Bestand.naam))</text:p>
          </table:table-cell>
        </table:table-row>
      </table:table>
      <text:p text:style-name="Standard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">Contract bij UC9:<text:span text:style-name="T2"> 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">Name</text:p>
          </table:table-cell>
          <table:table-cell table:style-name="Table20.B1" office:value-type="string">
            <text:p text:style-name="Table_20_Contents">verwijderSpeler()</text:p>
          </table:table-cell>
        </table:table-row>
        <table:table-row>
          <table:table-cell table:style-name="Table20.A2" office:value-type="string">
            <text:p text:style-name="P1">Cross References</text:p>
          </table:table-cell>
          <table:table-cell table:style-name="Table20.B2" office:value-type="string">
            <text:p text:style-name="Table_20_Contents">UC7, UC2 en SSD11, SSD12</text:p>
          </table:table-cell>
        </table:table-row>
        <table:table-row>
          <table:table-cell table:style-name="Table20.A2" office:value-type="string">
            <text:p text:style-name="P1">Pre-conditions</text:p>
          </table:table-cell>
          <table:table-cell table:style-name="Table20.B2" office:value-type="string">
            <text:p text:style-name="Table_20_Contents">Een spel is bezig, en de huidige menselijke Speler wil zichzelf verwijderen.</text:p>
          </table:table-cell>
        </table:table-row>
        <table:table-row>
          <table:table-cell table:style-name="Table20.A2" office:value-type="string">
            <text:p text:style-name="P1">Post-conditions</text:p>
          </table:table-cell>
          <table:table-cell table:style-name="Table20.B2" office:value-type="string">
            <text:p text:style-name="Table_20_Contents">Nieuwe AI is aangemaakt met de attributen van de menselijke speler en een welbepaald niveau. (instance creation, attribute modification (AI.niveau))</text:p>
            <text:p text:style-name="Table_20_Contents">AI is gelinkt met de Speler-instantie gelinkt aan Mens. (association formed (AI &lt;-&gt; Speler)) </text:p>
            <text:p text:style-name="Table_20_Contents">Mens is verwijderd. (instance deletion)</text:p>
          </table:table-cell>
        </table:table-row>
      </table:table>
      <text:p text:style-name="Standard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">Contract bij UC10:<text:span text:style-name="T2"> </text:span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">Name</text:p>
          </table:table-cell>
          <table:table-cell table:style-name="Table22.B1" office:value-type="string">
            <text:p text:style-name="Table_20_Contents">wijzigOverzicht(richting)</text:p>
          </table:table-cell>
        </table:table-row>
        <table:table-row>
          <table:table-cell table:style-name="Table22.A2" office:value-type="string">
            <text:p text:style-name="P1">Cross References</text:p>
          </table:table-cell>
          <table:table-cell table:style-name="Table22.B2" office:value-type="string">
            <text:p text:style-name="Table_20_Contents">UC8, UC2 en SSD13</text:p>
          </table:table-cell>
        </table:table-row>
        <table:table-row>
          <table:table-cell table:style-name="Table22.A2" office:value-type="string">
            <text:p text:style-name="P1">Pre-conditions</text:p>
          </table:table-cell>
          <table:table-cell table:style-name="Table22.B2" office:value-type="string">
            <text:p text:style-name="Table_20_Contents">Een spel is bezig en een speler wenst het overzicht over de tafel te wijzigen.</text:p>
          </table:table-cell>
        </table:table-row>
        <table:table-row>
          <table:table-cell table:style-name="Table22.A2" office:value-type="string">
            <text:p text:style-name="P1">Post-conditions</text:p>
          </table:table-cell>
          <table:table-cell table:style-name="Table22.B2" office:value-type="string">
            <text:p text:style-name="Table_20_Contents">Tafel.oogpunt is aangepast. (attribute modificatio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Sibrand Staessens</meta:initial-creator>
    <meta:creation-date>2008-10-16T15:35:26</meta:creation-date>
    <dc:creator>Sibren Polders</dc:creator>
    <dc:date>2008-11-04T14:59:42</dc:date>
    <meta:editing-cycles>98</meta:editing-cycles>
    <meta:editing-duration>PT03H04M32S</meta:editing-duration>
    <meta:document-statistic meta:table-count="26" meta:image-count="0" meta:object-count="0" meta:page-count="4" meta:paragraph-count="162" meta:word-count="807" meta:character-count="6522"/>
    <meta:user-defined meta:name="Info 1"/>
    <meta:user-defined meta:name="Info 2"/>
    <meta:user-defined meta:name="Info 3"/>
    <meta:user-defined meta:name="Info 4"/>
  </office:meta>
</office:document-meta>
</file>